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start" style:justify-single-word="false"/>
      <style:text-properties fo:language="cs" fo:country="CZ" officeooo:paragraph-rsid="005616df"/>
    </style:style>
    <style:style style:name="P3" style:family="paragraph" style:parent-style-name="Footer">
      <style:paragraph-properties fo:text-align="center" style:justify-single-word="false"/>
      <style:text-properties fo:language="cs" fo:country="CZ"/>
    </style:style>
    <style:style style:name="P4" style:family="paragraph" style:parent-style-name="People">
      <style:paragraph-properties fo:margin-left="0cm" fo:margin-right="0cm" fo:margin-top="0cm" fo:margin-bottom="0.15cm" loext:contextual-spacing="false" fo:text-indent="0cm" style:auto-text-indent="false"/>
    </style:style>
    <style:style style:name="P5" style:family="paragraph" style:parent-style-name="People">
      <style:paragraph-properties fo:margin-left="0cm" fo:margin-right="0cm" fo:margin-top="0cm" fo:margin-bottom="0.15cm" loext:contextual-spacing="false" fo:text-indent="0cm" style:auto-text-indent="false"/>
      <style:text-properties officeooo:paragraph-rsid="000dafcf"/>
    </style:style>
    <style:style style:name="P6" style:family="paragraph" style:parent-style-name="Text_20_Normal">
      <style:paragraph-properties fo:margin-left="0cm" fo:margin-right="0cm" fo:text-indent="0cm" style:auto-text-indent="false"/>
    </style:style>
    <style:style style:name="P7" style:family="paragraph" style:parent-style-name="Vyšetřování">
      <style:paragraph-properties fo:margin-left="0cm" fo:margin-right="0cm" fo:text-indent="0cm" style:auto-text-indent="false"/>
    </style:style>
    <style:style style:name="P8" style:family="paragraph" style:parent-style-name="My_20_Heading_20_1">
      <style:text-properties officeooo:paragraph-rsid="000f23d7"/>
    </style:style>
    <style:style style:name="P9" style:family="paragraph" style:parent-style-name="My_20_Heading_20_1">
      <style:text-properties officeooo:paragraph-rsid="000f925d"/>
    </style:style>
    <style:style style:name="P10" style:family="paragraph" style:parent-style-name="My_20_Heading_20_1">
      <style:text-properties officeooo:paragraph-rsid="001144cf"/>
    </style:style>
    <style:style style:name="P11" style:family="paragraph" style:parent-style-name="Vyšetřování">
      <style:text-properties fo:font-size="11pt" fo:font-weight="bold" style:font-size-asian="11pt" style:font-weight-asian="bold" style:font-size-complex="11pt" style:font-weight-complex="bold"/>
    </style:style>
    <style:style style:name="P12" style:family="paragraph" style:parent-style-name="Vyšetřování" style:list-style-name="OrgBulletedList"/>
    <style:style style:name="T1" style:family="text">
      <style:text-properties officeooo:rsid="005616df"/>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style:font-name="Courier New" fo:font-style="normal" style:text-underline-style="solid" style:text-underline-width="auto" style:text-underline-color="font-color" fo:font-weight="bold" officeooo:rsid="000f925d" style:font-style-asian="normal" style:font-weight-asian="bold" style:font-style-complex="normal" style:font-weight-complex="bold"/>
    </style:style>
    <style:style style:name="T5" style:family="text">
      <style:text-properties style:font-name="Courier New" fo:font-style="normal" style:text-underline-style="solid" style:text-underline-width="auto" style:text-underline-color="font-color" officeooo:rsid="000f925d" style:font-style-asian="normal" style:font-style-complex="normal"/>
    </style:style>
    <style:style style:name="T6" style:family="text">
      <style:text-properties style:font-name="Courier New" fo:font-style="normal" fo:font-weight="normal" style:font-style-asian="normal" style:font-weight-asian="normal" style:font-style-complex="normal" style:font-weight-complex="normal"/>
    </style:style>
    <style:style style:name="T7" style:family="text">
      <style:text-properties style:font-name="Courier New" fo:font-style="normal" fo:font-weight="bold" style:font-style-asian="normal" style:font-weight-asian="bold" style:font-style-complex="normal" style:font-weight-complex="bold"/>
    </style:style>
    <style:style style:name="T8" style:family="text">
      <style:text-properties style:font-name="Courier New" fo:font-style="normal" fo:font-weight="bold" officeooo:rsid="000f925d" style:font-style-asian="normal" style:font-weight-asian="bold" style:font-style-complex="normal" style:font-weight-complex="bold"/>
    </style:style>
    <style:style style:name="T9" style:family="text">
      <style:text-properties style:font-name="Courier New" fo:font-weight="bold" officeooo:rsid="000f925d" style:font-weight-asian="bold" style:font-weight-complex="bold"/>
    </style:style>
    <style:style style:name="T10" style:family="text">
      <style:text-properties style:font-name="Arial"/>
    </style:style>
    <style:style style:name="Sect1" style:family="section">
      <style:section-properties text:dont-balance-text-columns="true" style:editable="false">
        <style:columns fo:column-count="2">
          <style:column style:rel-width="3401*" fo:start-indent="0cm" fo:end-indent="0.499cm"/>
          <style:column style:rel-width="6237*" fo:start-indent="0.49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MONTE KARLOS NĚKDENÍK</text:title></text:p>
      <text:p text:style-name="OrgTitle"/>
      <text:p text:style-name="OrgSubtitle"><text:user-defined style:data-style-name="N0" text:name="subtitle">Opět zde, o něco slabší</text:user-defined></text:p>
      <text:p text:style-name="OrgSubtitle"/>
      <text:p text:style-name="Text_20_body">Vítejte v Monte Karlos, živoucí bystě pocitu dobře vykonané práce.</text:p>
      <text:section text:style-name="Sect1" text:name="Editorial">
        <text:p text:style-name="P4"><text:bookmark-start text:name="OrgXref.org06bf2f1"/><text:bookmark text:name="org06bf2f1"/><text:span text:style-name="T2">2/2019 </text:span><text:bookmark-end text:name="OrgXref.org06bf2f1"/><text:span text:style-name="T2"><text:line-break/>Ročník XXVIIII</text:span></text:p>
        <text:p text:style-name="P4"><text:span text:style-name="Bold">Adresa redakce:<text:line-break/></text:span>Karlosova 77, 000 03 Monte Carlo 4</text:p>
        <text:p text:style-name="P5"><text:span text:style-name="Bold">E-mail:</text:span><text:line-break/>EmailNoReply@server.mok</text:p>
        <text:p text:style-name="P5"><text:span text:style-name="Bold">Zákaznická linka:</text:span><text:line-break/>0004 892 223 03E</text:p>
        <text:p text:style-name="P5"><text:span text:style-name="Bold">Šéfredaktor:</text:span><text:line-break/>Alžběta Ašelová</text:p>
        <text:p text:style-name="P4"><text:span text:style-name="Bold">Manažer redakce:<text:line-break/></text:span>Jiří b’Ačkora</text:p>
        <text:p text:style-name="P4"><text:span text:style-name="Bold">Zástupce šéfredaktora:<text:line-break/></text:span>Hobbo Habán</text:p>
        <text:p text:style-name="P5"><text:span text:style-name="Bold">Fotograf:<text:line-break/></text:span>Alexandra Dimitrij von Dieseldorf</text:p>
        <text:p text:style-name="P5"><text:span text:style-name="Bold">Grafická úprava:<text:line-break/></text:span>Tara Kočí</text:p>
        <text:p text:style-name="P4"><text:span text:style-name="Bold">Obrazová redakce:<text:line-break/></text:span>Honza Kůň</text:p>
        <text:p text:style-name="P4"><text:span text:style-name="Bold">Rozhovor:<text:line-break/></text:span>Karlos Žebatý, Lubomír Lečko</text:p>
        <text:p text:style-name="P4"><text:span text:style-name="Bold">Bylo nám ctí:<text:line-break/></text:span>Olšana Kupé</text:p>
        <text:p text:style-name="P5"><text:span text:style-name="Bold">Móda:<text:line-break/></text:span>Šlapeboso Elle’Gante</text:p>
        <text:p text:style-name="P5"><text:span text:style-name="Bold">Editoři:<text:line-break/></text:span>Neptejte se</text:p>
        <text:p text:style-name="P4"><text:span text:style-name="Bold">Nezvaný host:<text:line-break/></text:span>Smutek</text:p>
        <text:p text:style-name="P4"><text:span text:style-name="Bold">Vydavatel:<text:line-break/></text:span>Monte Karlos Inc. a. s.r.o. a spol©</text:p>
        <text:p text:style-name="P4"><text:span text:style-name="Bold">Brand manager:<text:line-break/></text:span>Karlos Žebatý</text:p>
        <text:p text:style-name="P4"><text:span text:style-name="Bold">Sociální poradce:<text:line-break/></text:span>Lightningh Danger</text:p>
        <text:p text:style-name="P4"><text:span text:style-name="Bold">Sociální podpora:<text:line-break/></text:span>Anna Oleš (má plno - objednat předem)</text:p>
        <text:p text:style-name="P4"><text:span text:style-name="Bold">Inzerce:<text:line-break/></text:span>Many Hrabal</text:p>
        <text:p text:style-name="P4"><text:span text:style-name="Bold">E-shop:<text:line-break/></text:span>nakupsisam.cz</text:p>
        <text:p text:style-name="P4"><text:span text:style-name="Bold">Tiskne:<text:line-break/></text:span>individuálně</text:p>
        <text:p text:style-name="P4"><text:span text:style-name="Bold">Vyšetřovatel:<text:line-break/></text:span>Sir Daniel Jonathan Pace</text:p>
        <text:p text:style-name="P4"><text:span text:style-name="Bold">Rozšiřují:<text:line-break/></text:span>google.com</text:p>
        <text:h text:style-name="Editorial_20_-_20_heading" text:outline-level="1"><text:bookmark-start text:name="OrgXref.orgc71fba9"/><text:bookmark text:name="orgc71fba9"/>Editorial<text:bookmark-end text:name="OrgXref.orgc71fba9"/></text:h>
        <text:p text:style-name="Editorial">Můj strýc, notorický alkoholik, mi jednou dal pohlavek a sdělil mi, abych neplakala nad rozlitou whisky. Pak se podíval na značku na roztříštěné sklenici na zemi a propukl v tři dny a tři noci trvající brekot.</text:p>
        <text:p text:style-name="Editorial">Dnes k vám přicházím, milí čtenáři Někdeníku, smutna, zdecimována událostmi včerejšího večera. Jak jistě víte, uspořádal Karlos Žebatý speciální vysílání svého pořadu Monte Karlos s hostem, který tvrdil, že odhalí pachatele nedávných únosů. Co následovalo, je mi těžké popsat.</text:p>
        <text:p text:style-name="Editorial">Ráda bych řekla nezoufejte, ale možná nemám dost odvahy se k tomu odhodlat. Dnešek je dnem smutku, dnem zármutku a loučení. Je mi líto, ale je to tak. Dnes vás nepovzbudím pořekadlem z dalekých Himálají nebo vtipnou historkou z mládí. Dnes pro vás mám jen slzy.</text:p>
        <text:p text:style-name="Editorial">Ale život jde dál (ha ha ha, zasmála se bez humoru) a my půjdeme také. Najdete-li se ve stejném stavu jako já, vypořádejte se s ním, jak jen uznáte za vhodné. Já se ale, pro jednou, pokusím poslechnout svého strýce. Co se stalo, stalo se. Nic nenaděláme.</text:p>
        <text:p text:style-name="Editorial">Zatím se mějte. Pokoj vám.</text:p>
        <text:p text:style-name="Editorial">Alžběta Ašelová, šéfredaktor</text:p>
      </text:section>
      <text:h text:style-name="P9" text:outline-level="1"><text:bookmark text:name="org458a321"/><text:bookmark-start text:name="OrgXref.org458a321"/>Vyšetřování</text:h>
      <text:p text:style-name="My_20_Heading_20_2"><text:span text:style-name="T5">Dokume</text:span><text:span text:style-name="T4">nty</text:span><text:span text:style-name="T9"> </text:span><text:span text:style-name="T8">- </text:span><text:span text:style-name="T7">Pachatel</text:span><text:bookmark-end text:name="OrgXref.org458a321"/></text:p>
      <text:p text:style-name="P11">Kubešová</text:p>
      <text:list xml:id="list2286815616" text:style-name="OrgBulletedList">
        <text:list-item>
          <text:p text:style-name="P12">Předstírala, že je špeh - počkala si na Horákovou za hradbami</text:p>
        </text:list-item>
        <text:list-item>
          <text:p text:style-name="P12">Chyběla na hádce; věděla, že sir Pace vyšetřuje ÚDN a SNP</text:p>
        </text:list-item>
        <text:list-item>
          <text:p text:style-name="P12">Odmítla očkování - věděla o sledovacích zařízeních?</text:p>
        </text:list-item>
        <text:list-item>
          <text:p text:style-name="P12">Utekla z DWF</text:p>
        </text:list-item>
        <text:list-item>
          <text:p text:style-name="P12">Asi se schovává u sebe doma/ve svém starém sídle</text:p>
        </text:list-item>
        <text:list-item>
          <text:p text:style-name="P12">Nikdy nebyla tak populární - motiv?</text:p>
        </text:list-item>
        <text:list-item>
          <text:p text:style-name="P12">S Oslovou se spojila z nutnosti - časem by ji unesli, nebo by je ona zlikvidovala</text:p>
        </text:list-item>
        <text:list-item>
          <text:p text:style-name="P12">Nechala unést Kolářovou, která musela vědět, že nebyla špeh - naštěstí máme Rotreklovou, která to ví</text:p>
        </text:list-item>
        <text:list-item>
          <text:p text:style-name="P12">Zatraceně, to dává smysl■</text:p>
        </text:list-item>
      </text:list>
      <text:h text:style-name="My_20_Heading_20_1" text:outline-level="1"><text:bookmark-start text:name="OrgXref.org421686e"/><text:bookmark text:name="org421686e"/>Závod - Vývoj<text:bookmark-end text:name="OrgXref.org421686e"/></text:h>
      <text:section text:style-name="Sect2" text:name="Závod">
        <text:p text:style-name="Text_20_Normal">Celý učitelský svět zatajil dech, když další z kantorů Dvaceti statečných podlehl mocným silám jejich nepřítele. Mnozí se ptají: „Jsme na řadě?“ A otázka je to příhodná. Kdo může říct, kde se únosci zastaví. Vystřídají na vrcholu žebříčku Dvaceti statečných všechny kantory a unesou je? Kolik se jich vzdá závodu ve strachu z unesení? A kolik jich zbude?</text:p>
        <text:p text:style-name="Text_20_Normal">Paní Kolářová byla jedna z populárnějších mezi vrchní dvacítkou. Nikoli jen bodově či podle pozice - byla oblíbená kvůli své osobnosti, své starosti o žáky a znalosti svého předmětu. Zatímco se davy shromažďují na velkých náměstích světa - Václavském, Trafalgarském, Times Square, Rudém, Karlosově a mnohých dalších - se svíčkami v rukou a žalozpěvy na rtech, ptá se veřejnost svých nadřízených, kde mají hledat bezpečí.</text:p>
        <text:p text:style-name="Text_20_Normal">Avšak bezpečí nepřichází. Pan Rychnovský se úspěšně dostavil zpět do Der Weiderhohlle Flüsemschliessem, kde se podrobil rozsáhlým vyšetřením a následně chlebem, a hlásá do světa zvýšenou opatrnost. Der Weiderhohlle Flüsemschliessem zvažuje kompletní uzavření svých bran pro nejen veřejnost, nýbrž i soukromost, a zbylí učitelé šeptají ve tmě „Kdo nám pomůže?“</text:p>
        <text:p text:style-name="Text_20_Normal">Mnozí se pokusili zakročit. Maskovaní hrdinové z celého světa, mocní a nepřemožitelní, se vydali na cestu záchrany světa a vrátili se s nepořízenou, většinou o něco tlustší, chudší a méně naivní. A je-li na světě takový, jenž by nám pomoci mohl, nenechal se znát a neukázal svou tvář. Snad ze skromnosti, snad ze strachu, snad v pochybách…</text:p>
        <text:p text:style-name="Text_20_Normal">Paní Malá, mysteriózně se objevivše na prahu Monte Karlos, prohlásila, že zná pachatelovu identitu. Karlos Žebatý chtěl ihned vypustit do světa zprávu podobného kalibru, avšak uvědomil si, že s větší sledovaností bude mít odhalení pachatele větší dopad. Rozhodl se proto počkati jeden den, by masám šanci dal se připraviti na šok. Sám ale varuje, že informace paní Malé nemusí být věrohodně. Vše prý se ukáže v rozhovoru.</text:p>
        <text:p text:style-name="Text_20_Normal">A mezitím M.Ú.Ú.A.S.S.S.M.Z.Ú.S.M.O.V.S. šílí. Ředitel odmítá podat vysvětlení svých selhání, stejně jako brutálních zásahů odnože KKL, která dennodenně zasahuje do vývoje společnosti a zavírá učitele teď už za pouhé zaměstnávání chův. Armáda chův je prý také armáda a s tímto motem přepadají jednotky KKL malé vesnické školy a oficiálně zbavují kantory členství v závodu.</text:p>
        <text:p text:style-name="Text_20_Normal">„Za jiných situací,“ tvrdí odborník anonym, „by se dalo říci, že si někdo čistí konkurenci. Ale v těchto nejistých časech pochybuji, že je moudré dopouštět se takových výroků. Co kdyby byly pravdivé?“ Monte Karlos Někdeník s anonymem souhlasí, avšak dodává, že za poslední týden vyřadila KKL přes pět set učitelů a vyplatila téměř dva miliony amerických dolarů za úspěšně podané tipy na schovávající se armády.</text:p>
        <text:p text:style-name="Text_20_Normal">Že si ti učitelé nedají pokoj…■</text:p>
      </text:section>
      <text:h text:style-name="P8" text:outline-level="1"><text:bookmark text:name="orgc3d47d6"/><text:bookmark-start text:name="OrgXref.orgc3d47d6"/>Vyšetřování</text:h>
      <text:p text:style-name="My_20_Heading_20_2"><text:span text:style-name="Underline"><text:span text:style-name="T10">Část pátá: Zatracená páce</text:span></text:span><text:bookmark-end text:name="OrgXref.orgc3d47d6"/></text:p>
      <text:p text:style-name="Text_20_body"><text:span text:style-name="OrgCode"><text:span text:style-name="T3">„A je-li na světě <text:s/>takový, jenž by nám pomoci mohl, nenechal <text:s/>se znát a neukázal svou tvář. Snad ze skromnosti, snad ze strachu, snad v pochybách...“</text:span></text:span></text:p>
      <text:p text:style-name="Vyšetřování"><text:bookmark-start text:name="OrgXref.org0b9dec1"/><text:bookmark text:name="org0b9dec1"/><text:span text:style-name="Bold">31.5. - 11:00:</text:span> <text:bookmark-end text:name="OrgXref.org0b9dec1"/>Do <text:span text:style-name="Emphasis">háje</text:span> zelenýho! Člověk se na to může vykašlat. V jednu chvílí si tak sedíš, houpeš nohama nad třicet metrů širokym kaňonem, protože nějakej učitel si někde usmyslel, že chce kaňon ve svym sídle - skutečně inteligentní skupina, tihle učitelé - a řikáš si, jak skvěle ti to de. Stavíš domeček z karet a už už si překonal světovej rekord. Hurá!</text:p>
      <text:p text:style-name="Vyšetřování">A pak se jedna karta rozhodne, že na tebe kašle, plivne si do dlaní, protáhne si ruce a podkopne svojí sousedce nohu. Pak si domluví interview v mezinárodním televizním pořadu, kde všem řekne, cos celou dobu dělal, a Kubešová ti pak zdrhne do zahraničí, ne-li do jiný dimenze, a všechno je v háji. Zatracená karta.</text:p>
      <text:p text:style-name="Vyšetřování">Moje máma mi řikala, že mam tendenci měnit podtext v… text. Hm.</text:p>
      <text:p text:style-name="Vyšetřování">Celou noc se snažim spojit se s Malou. Volal sem, kouřovejma signálama sem ztrácel čas, na mail sem jí psal, do mušle, co sem koupil v turistickym stánku támhle na konci ulice (tady, kam nikdo nesmí, a v karanténě… Musej mít obrat jako prase.), sem šeptal a nic.</text:p>
      <text:p text:style-name="Vyšetřování">Karlos ji hlídá, aby ji nikdo neunesl. Odříznutá od okolního světa, od svejch blízkejch a svejch sponzorů a voličů. Sem zvědavej, jestli si někdo všimne.</text:p>
      <text:p text:style-name="Vyšetřování">No nic, no. Du zkusit vmeditovat se na její telepatickou vlnu.</text:p>
      <text:p text:style-name="Vyšetřování"><text:bookmark-start text:name="OrgXref.org90f91f5"/><text:bookmark text:name="org90f91f5"/><text:span text:style-name="Bold">31.5. - 12:30:</text:span> <text:bookmark-end text:name="OrgXref.org90f91f5"/>Rotreklová přinesla zprávy. Stál sem na jedný ruce na vrcholu nejvyšší věže zdejší kopije Tádž Mahalu, jenom pro případ, že to nějak pomůže. Nepomohlo.</text:p>
      <text:p text:style-name="Vyšetřování">Kubešou viděli u ní v sídle. Je to velkej prostor, tahle Betroitsch l’Elnka Seneda. Spoustu místa na schování učitelů. Nevychází. Zabarikádovala se vevnitř. Normálně bych na ně nadával, na tu zatracenou, vtíravou, neschopnou, podplacenou pakáž novinářskou, ale tentokrát se hodí. Jakmile dostaneme povolení pro Rotreklovou k opuštění DWF a nějaký nájemný vrahy nebo něco takovýho (Něco seženu - mam známosti, ne? Co asi dělá muj strejda…?), pojedeme tam a ukážeme všem těm novinářům, kdo je únosce.</text:p>
      <text:p text:style-name="Vyšetřování">Nemůžu se dočkat. Tři měsíce se tu plahočit jako pitomec v tomhle maskovacim brnění a make-upu, natřenej kamerám neviditelnou vazelínou, to člověka vyčerpá, i kdyby to nebyl jeho poslední případ. Ale von je.</text:p>
      <text:p text:style-name="Vyšetřování">Co udělám jako první, až s tim skončim? Až dostanu peníze od Ašelový a zamávám Karlosovi sbohem? Ponořim se na dva dny do vany. S bublinkama. A pizzou.</text:p>
      <text:p text:style-name="Vyšetřování">Co udělám jako druhý? Hm… Asi si sundám to zatracený brnění.</text:p>
      <text:p text:style-name="Vyšetřování"><text:bookmark-start text:name="OrgXref.org05359cc"/><text:bookmark text:name="org05359cc"/><text:span text:style-name="Bold">31.5. - 15:00:</text:span><text:bookmark-end text:name="OrgXref.org05359cc"/></text:p>
      <text:p text:style-name="OrgFixedWidthBlock">Vážený pane Sire, (To si ze mně vopravdu děláte srandu, že jo?)</text:p>
      <text:p text:style-name="OrgFixedWidthBlock"/>
      <text:p text:style-name="OrgFixedWidthBlock">Dostala jsem ty informace o převodech závodních bodů, jak jsme se domluvili. A</text:p>
      <text:p text:style-name="OrgFixedWidthBlock">řeknu vám, odfoukne vám to čepici jako raketový pohon volavku.</text:p>
      <text:p text:style-name="OrgFixedWidthBlock"/>
      <text:p text:style-name="OrgFixedWidthBlock">Musíme se sejít. Nemůžu to psát, někdo mě <text:s/>sleduje.</text:p>
      <text:p text:style-name="OrgFixedWidthBlock"/>
      <text:p text:style-name="OrgFixedWidthBlock">Napište, kdy a kde se potkáme. Brzy.</text:p>
      <text:p text:style-name="OrgFixedWidthBlock"/>
      <text:p text:style-name="OrgFixedWidthBlockLastLine">K</text:p>
      <text:p text:style-name="Vyšetřování">No… Pozdě, ale přece…</text:p>
      <text:p text:style-name="Vyšetřování"><text:bookmark-start text:name="OrgXref.orgdeaf6b3"/><text:bookmark text:name="orgdeaf6b3"/><text:span text:style-name="Bold">31.5. - 21:40:</text:span> <text:bookmark-end text:name="OrgXref.orgdeaf6b3"/>Tak sem dopsal odpověď. Tak mi to trvalo sedm hodin, no! Nejsem tak dobrej v psaní… Omeletu zase stihnu uvařit dřív než Gordon Ramsay! Zblázněte se z toho.</text:p>
      <text:p text:style-name="OrgFixedWidthBlock"><text:soft-page-break/>Teď nemůžeme. Za chvíli se pustíme do přepadení jednoho špeha nešpeha.</text:p>
      <text:p text:style-name="OrgFixedWidthBlock"/>
      <text:p text:style-name="OrgFixedWidthBlock">Promluvíme si potom, dodáte nám důkazy u soudu.</text:p>
      <text:p text:style-name="OrgFixedWidthBlock"/>
      <text:p text:style-name="OrgFixedWidthBlockLastLine">Já</text:p>
      <text:p text:style-name="Vyšetřování">Házim dopis do vodovodní trubky. Celý je to tu vyhřívaný rybama. Nějaká moderní vymoženost z východu. Nevim, jakou dohodu s nima Kupé má, ale přinesly mi její dopis, přinesou i muj k ní.</text:p>
      <text:p text:style-name="Vyšetřování"><text:bookmark-start text:name="OrgXref.org6010d53"/><text:bookmark text:name="org6010d53"/><text:span text:style-name="Bold">1.6. - 9:00:</text:span> <text:bookmark-end text:name="OrgXref.org6010d53"/>Sešli sme se s Rotreklovou u mě v pracovně. Stůl je rozházenej jako vojáci na minovym poli. Trochu víc, uvědomim si, když si vzpomenu na svojí kampaň v Mongolsku. Někdo se mi hrabal ve věcech. Ale… Něco si uvědomim. To je něco! Zatraceně! Ale co? Dneska je všechny seberem.</text:p>
      <text:p text:style-name="Vyšetřování">„Dneska je všechny seberem,“ řikám jí. Originalita sama, to sem já. Studnice nápadů.</text:p>
      <text:p text:style-name="Vyšetřování">„Co se tu dělo?“ ukazuje na muj stůl.</text:p>
      <text:p text:style-name="Vyšetřování">„Dostal sem záchvat <text:span text:style-name="Emphasis">asystemitýdy</text:span>.“ Ale jo, někdy mam dobrej nápad, sem tam. „Musíme si promluvit o dnešku.“ Kynu na nedalekou pohovku (žraločí kůže, vydělaná, s vyřezávanejma nohama ze slonoviny; pane Bože, proč mě trestáš?!).</text:p>
      <text:p text:style-name="Vyšetřování">„Dneska má Malá rozhovor. Musíme jednat…“</text:p>
      <text:p text:style-name="Vyšetřování"><text:bookmark-start text:name="OrgXref.orge2a4bc8"/><text:bookmark text:name="orge2a4bc8"/><text:span text:style-name="Bold">1.6. - 12:00:</text:span> <text:bookmark-end text:name="OrgXref.orge2a4bc8"/>Tak sme se domluvili. Nemáme čas a musíme jednat. Malá bude až do rozhovoru v bezpečí. Někdo musí jet do Monte Karlos a dohlídnout na ní. Trochu velká Malá, na moje gusto.</text:p>
      <text:p text:style-name="Vyšetřování">Někdo taky musí jet ke Kubešový a osvobodit ty kantory. Rotreklová už dostala povolení, na dva dny, ale armádu jí jen tak nepovolej. Jenomže my nemůžeme čekat. Pojede do Betroitsch l’Elnka Seneda nelegálně, budeme doufat, že KKL, odnož Mezinárodního Úřadu kontrolující absenci armád v zaměstnání učitelů v závodě, bude shovívavá. A když ne, řeknu jim, že sem Rotreklový lhal a zfalšoval sem nějakej dokument. Jakýmkoli dokumentem budou mávat, že ho Rotreklová neměla, takovej já zfalšuju.</text:p>
      <text:p text:style-name="Vyšetřování">Já zatim pojedu do Monte Karlos. Naopak to nepude - ke Kubešový se musí probojovat a já zvládnu přeprat jenom polovinu pětitisícový armády, která se shromažďuje na Čas pomsty v hlubinách SNP. Celou nedám.</text:p>
      <text:p text:style-name="Vyšetřování">Furt nevím, co je Čas pomsty, ale visí to na internetu od Oslový už nějakou dobu, takže to bude důležitý.</text:p>
      <text:p text:style-name="Vyšetřování"><text:bookmark-start text:name="OrgXref.org7217413"/><text:bookmark text:name="org7217413"/><text:span text:style-name="Bold">1.6. - 13:30:</text:span><text:bookmark-end text:name="OrgXref.org7217413"/></text:p>
      <text:p text:style-name="OrgFixedWidthBlock">Měnim plán. <text:s/>Potkáme se dneska. Uprostřed <text:s/>rozhovoru, v 19:05 ve <text:s/>skladě kamer.</text:p>
      <text:p text:style-name="OrgFixedWidthBlockLastLine">Pomůžete mi přistihnout pachatele při činu.</text:p>
      <text:p text:style-name="Vyšetřování">Oslovou nemůžeme spojit se zmizením, protože učitelé nejsou na jejich pozemcích. Využila svýho učitelskýho špeha a schovala je tam. Takže jí budeme muset přistihnout při činu. A Malá tvrdí, že zná totožnost pachatele, takže po ní Oslová pude, jakmile se objeví.</text:p>
      <text:p text:style-name="Vyšetřování">Házim krátkej dopis do umyvadla a doufám, že to maj ty ryby nějak zařízený. Pak tam hodim i ty dva další dopisy, co sem napsal, a zatraceně doufám, že to maj fakt dobře zařízený.</text:p>
      <text:p text:style-name="Vyšetřování"><text:bookmark-start text:name="OrgXref.orga312d27"/><text:bookmark text:name="orga312d27"/><text:span text:style-name="Bold">1.6. - 14:10:</text:span> <text:bookmark-end text:name="OrgXref.orga312d27"/>Rotreklová odjíždí. Za hradbama, mimo kamery, na ní čeká moje zakoupená jednotka. Zaplatil sem za ní jejíma penězma, použil její email, podepsal smlouvy jejim ménem, instruoval sem je, jako bych byl ona, takže nebudou čekat mě, ale jí.</text:p>
      <text:p text:style-name="Vyšetřování">Jak řikám, moje armáda.</text:p>
      <text:p text:style-name="Vyšetřování"><text:bookmark-start text:name="OrgXref.orgcea99b7"/><text:bookmark text:name="orgcea99b7"/><text:span text:style-name="Bold">1.6. - 14:11:</text:span> <text:bookmark-end text:name="OrgXref.orgcea99b7"/>Odcházim. Tak dlouho sem strávil tady v týhle bezedný díře vrcholu vymožeností, na špičce civilizace a mezi lídry budoucnosti, že se mi z toho zvedá muj v Jugoslávii vyoperovanej žaludek.</text:p>
      <text:p text:style-name="Vyšetřování">Když odjela Rotreklová, sbalil sem se a vyrazil. Trvalo mi to dvě sekundy - už sem jednou řikal, mam tu jenom kartáček. Bude se mi stejskat po tom bojleru. Ale po ničem jinym.</text:p>
      <text:p text:style-name="Vyšetřování"><text:soft-page-break/>Vycházim z hlavní brány. Dostat se dovnitř byla fuška a podruhý se mi to už nepovede. Skoro mam chuť se otočit a naposledy se podivat na tu bezednou propast přepychu ve vlně melanasvhvio jvůowic ůůj\;ěš)\§a)a\\((!….`</text:p>
      <text:p text:style-name="Vyšetřování">AU!!!!! Za-tra-<text:span text:style-name="Emphasis">ce</text:span>-ná zeď!!!</text:p>
      <text:p text:style-name="Vyšetřování"><text:span text:style-name="Emphasis">Poznamka pro sebe: nepiš, když chodíš…■</text:span></text:p>
      <text:h text:style-name="My_20_Heading_20_1" text:outline-level="1"><text:bookmark-start text:name="OrgXref.org2364f4a"/><text:bookmark text:name="org2364f4a"/>Závod - Postupy v žebříčku<text:bookmark-end text:name="OrgXref.org2364f4a"/></text:h>
      <text:section text:style-name="Sect2" text:name="Section1">
        <text:p text:style-name="Text_20_Normal">Uběhly dva dny. Co čekáte, že se stane? Nějaká zásadní změna, nebo co? Schválně, když vás to tak zajímá, vyjmenujte mi členy Dvaceti statečných? Ha? A to se vůbec neptám na pořadí.</text:p>
        <text:p text:style-name="Text_20_Normal">Všichni žijou? To nestačí? Zpívají si, tra la la, skáčou radostí na hradě v Bavorsku a smějí se vám, že o nich čtete. Změna v pořadí nenastala, ale minule jsme vám taky nedali žebříček a nikomu to nevadilo. Tak co?</text:p>
        <text:p text:style-name="Text_20_Normal">Nikdo nový nezmizel. Rotreklová opustila Der Weiderhohlle Flüsemschliessem s povolením, ale jinak nic. Nikde nic. Ticho po pěšině. Žádná aféra, žádný skandál, žádný vývoj. Prostě nic.</text:p>
        <text:p text:style-name="Text_20_Normal">Co taky čekáte, za dva dny?■</text:p>
      </text:section>
      <text:h text:style-name="My_20_Heading_20_1" text:outline-level="1"><text:bookmark-start text:name="OrgXref.orgbdd93bc"/><text:bookmark text:name="orgbdd93bc"/>Zprávy<text:bookmark-end text:name="OrgXref.orgbdd93bc"/></text:h>
      <text:section text:style-name="Sect2" text:name="Zprávy">
        <text:p text:style-name="My_20_Heading_20_2"><text:bookmark-start text:name="OrgXref.org0c0bad6"/><text:bookmark text:name="org0c0bad6"/>Zpráva, jo?<text:bookmark-end text:name="OrgXref.org0c0bad6"/></text:p>
        <text:p text:style-name="Text_20_Normal">Takže… zprávy. Nějakou zprávu… Moment.</text:p>
        <text:p text:style-name="Text_20_Normal"><text:span text:style-name="Emphasis">šustění papírů; přehrabování se v šuplíku; nadávání</text:span></text:p>
        <text:p text:style-name="Text_20_Normal">Copak to tu máme? Spontánní vznícení skříní v Pákistánu… Muž tvrdí, že byl pětkrát za noc unesen mimozemšťany a že mu vymazali pamněť, takže si nic nepamatuje… Odbory okurek v Tesco obchodech vyhlásili stávku za nevhodné zacházení…</text:p>
        <text:p text:style-name="Text_20_Normal">Takové hovadiny.</text:p>
        <text:p text:style-name="Text_20_Normal"><text:span text:style-name="Emphasis">otevírání starých desek; vytahování založených dokumentů; nadávání</text:span></text:p>
        <text:p text:style-name="Text_20_Normal">To se jim řekne, zprávy. Normálně máme dva týdny. Taaaady…</text:p>
        <text:p text:style-name="Text_20_Normal">Ruská modelka tak přitažlivá, že přitahuje lehké předměty v okolí… Ale mojí poroznost, tu nepřitáhne…</text:p>
        <text:p text:style-name="Text_20_Normal"><text:span text:style-name="Emphasis">hledání fotek; zírání na fotky; ticho</text:span></text:p>
        <text:p text:style-name="Text_20_Normal">…tak pardon. Ale tohle je rodinný časopis. Budík si nastavuje člověka, aby se vzbudil včas… Lůzr. Co tohle? Parta australských teenagerů surfuje na rádiových vlnách přes Atlantik… To není špatné.</text:p>
        <text:p text:style-name="Text_20_Normal">Hele Jirko?! Co ty teenagery?!</text:p>
        <text:p text:style-name="Text_20_Normal">…</text:p>
        <text:p text:style-name="Text_20_Normal">Jasně. Já si to myslel.</text:p>
        <text:p text:style-name="Text_20_Normal"><text:span text:style-name="Emphasis">šeptem</text:span></text:p>
        <text:p text:style-name="Text_20_Normal">Vlez mi na záda.</text:p>
        <text:p text:style-name="Text_20_Normal"><text:span text:style-name="Emphasis">hledání na internetu; projíždění seznamu.cz; zoufalství</text:span></text:p>
        <text:p text:style-name="Text_20_Normal">Dva dny nám na to dát… Co se asi tak stane za dva dny? A to řikám dva, ale myslim jeden. Ten druhej se bude grafikovat. To si nemůže vymyslet něco normálního, jednou pro změnu. Zatracenej Kar–</text:p>
        <text:p text:style-name="Text_20_Normal"><text:span text:style-name="Emphasis">zaražení; ohlédnutí; strach</text:span></text:p>
        <text:p text:style-name="Text_20_Normal">Nic jsem neřekl. Nic. Vůůůůůůůbec nic. Tak co tu máme…? Žena umlácena aktovkou jedovatého plynu. Moc orientální. Rapidní únik dvanitrotoluenu. Moc morbidní. Čína vyžaduje použití tří hůlek u stolů. To akorát vyvolá paniku. Co takhle mi dát něco, s čím můžu pracovat?</text:p>
        <text:p text:style-name="Text_20_Normal">Ale to oni neeee.</text:p>
        <text:p text:style-name="Text_20_Normal"><text:span text:style-name="Emphasis">kopnutí do stolu; prudké sundavání body; foukání na palec</text:span></text:p>
        <text:p text:style-name="Text_20_Normal">Normálně nám trvá týden, než vymyslíme, o čem budeme psát, a další to napsat. Ale to není potřeba, evidentně. Den. A co my? Jasně… není problém… dáme se do toho. Ach jo.</text:p>
        <text:p text:style-name="Text_20_Normal">Aspoň jednou bych to chtěl normální. Jako třeba den… Nebo jenom půl dne běžný práce. Je toho tolik? Člověk začne u kamery, tam mu před očima unesou Adele. Tak se dá do řízení vrtulníku a kam ho pošlou? Do Nového Dilí. Do války s velkým K. Dá se do psaní. Jde mu to skvěle. Přesunou ho na třetí patro… Tam ho napadne zákeřná sabotáž karavanů, málem se utopí, a velký K ho označí za přijatelnou válečnou oběť. Tři týdny v komatu. Probudí se. A hned po něm chtějí, aby se dal do vyšetřování nějakých zmizení v Der Weider-bůhví co.</text:p>
        <text:p text:style-name="Text_20_Normal">No tak si člověk řekne co se dá dělat. Nechá se přesunout na běžný zprávy. Chvíli to jde bez potíží… Rostoucí kostely tady, věštba sem nebo tam, národy bojují o jídlo. Člověk si řekne, že mu to konečně jde. A pak mu příjde do kanceláře dopis. Den. <text:span text:style-name="Emphasis">Jeden</text:span> den.</text:p>
        <text:p text:style-name="Text_20_Normal">Ale co naděláme?</text:p>
        <text:p text:style-name="Text_20_Normal"><text:span text:style-name="Emphasis">šustění; přebírání; hrabání se</text:span></text:p>
        <text:p text:style-name="Text_20_Normal">Gumové kachničky na drogách. Moc normální, to pokreje Mladá Fronta. Radioaktivní květiny - to už tu bylo. Možné odkrytí nelegálních úplatků pro sluneční paprsky… To si necháme, až se z toho něco vyklube. Přesně proto nám to trvá tak dlouho. Počkáme si, co se z toho vyklube. Co se asi stihne vyklubat za den?</text:p>
        <text:p text:style-name="Text_20_Normal"><text:span text:style-name="Emphasis">stoupnutí; přecházení po pokoji; lamentování</text:span></text:p>
        <text:p text:style-name="Text_20_Normal">Ale práce je práce, že? Co nadělám? Co takhle si něco vymyslet? Stejně to nikdo nepozná. Závřete laskavě ty dvěře! Je tu průvan!</text:p>
        <text:p text:style-name="Text_20_Normal"><text:span text:style-name="Emphasis">zamyšlení; pohled zpět; kroucení hlavou</text:span></text:p>
        <text:p text:style-name="Text_20_Normal">Kdo to vůbec byl? Něco za sebou táhl - nějakou bednu. Nevím.</text:p>
        <text:p text:style-name="Text_20_Normal"><text:span text:style-name="Emphasis">hlasitý potlesk zezdola</text:span></text:p>
        <text:p text:style-name="Text_20_Normal">Jasně. Velký K už začal svůj rozhovor. Nějaká velká Malá… Dneska se nahrává, zítra to vyjde. Už se teším… Ty dveře, řekl jsem!</text:p>
        <text:p text:style-name="Text_20_Normal"><text:span text:style-name="Emphasis">zamyšlení; pokrčení ramen; mávnutí ruky</text:span></text:p>
        <text:p text:style-name="Text_20_Normal">Asi ochranka. Nikdo jiný v uniformách nechodí. A Někdeník se může bát o únos učitele. Ale proč jsou na tomto patře?</text:p>
        <text:p text:style-name="Text_20_Normal">Tak se do toho dáme, ne? O čem by to bylo… Královská rodina. Jo, královna Alžběta se chystá prodat Británii. Řekněme Rasputinovi. To zní správně šíleně. Co kdybyste si chodili někde jinde?! Tady se pracuje!</text:p>
        <text:p text:style-name="Text_20_Normal"><text:span text:style-name="Emphasis">neohlédnutí; neměnění pozice; kroucení hlavou</text:span></text:p>
        <text:p text:style-name="Text_20_Normal">Návštěvníci… Takže, Rasputin kupuje Velkou Británii a třeba Wales proti tomu protestuje. Z principu. Tak, to zní Někdeníkově.</text:p>
        <text:p text:style-name="Text_20_Normal"><text:span text:style-name="Emphasis">poslouchání; vyrušení; hněv</text:span></text:p>
        <text:p text:style-name="Text_20_Normal">Co je zase tohle? Ty tam! Můžeš toho nechat?! Nevím, s čím tam na chodbě pracuješ, ale nech toho! Strašně to píská! Počkej… Jestli s tim přijdedeš sem, já ti ukážu.</text:p>
        <text:p text:style-name="Text_20_Normal">A co takhle přidat nějakou aféru? Poměr sem, <text:soft-page-break/>pomět tam, to čtenáře vždycky nadchne. Ano, Alžběta má aféru s Rasputinem - ne! Moc jednoduchý. Princ Filip má aféru s Rasputinem. To je ono. A ještě by to chtělo–</text:p>
        <text:p text:style-name="Text_20_Normal"><text:span text:style-name="Emphasis">výbuch</text:span></text:p>
        <text:p text:style-name="Text_20_Normal"><text:span text:style-name="Emphasis">■</text:span></text:p>
      </text:section>
      <text:h text:style-name="P9" text:outline-level="1"><text:bookmark-start text:name="OrgXref.org073937d"/><text:bookmark text:name="org073937d"/>Závod - Rozhovor - „za chvíli dozvíte, za únosy stojí osoba mě známá/já velmi ráda napínám/nemohla jsem se soustředit na sbírání bodů/můj život byl velmi hektický“<text:bookmark-end text:name="OrgXref.org073937d"/></text:h>
      <text:p text:style-name="Figure">Paní Malá tvrdí, že pro nás má něco fascinujícího. Na schody před vchodem do Monte Karlos studia prohlásila, že ví, kdo je pachatel únosů učitelů Dvaceti statečných. Vymýšlí si to, nebo je za tím něco pravdy? Proč o tom neřekla dřív? A k čemu <text:span text:style-name="Emphasis">skutečně</text:span> jsou ty její renesanční malby?</text:p>
      <text:section text:style-name="Sect3" text:name="Interview">
        <text:p text:style-name="Interview_20_Text"><text:span text:style-name="Bold">Jak se vám líbí opětovný pobyt v Monte Karlos?</text:span></text:p>
        <text:p text:style-name="Interview_20_Text">Už mi bylo lépe, musím přiznat. Vaše ochranka mě hlídala hlava nehlava. Ale místo je to pěkné.</text:p>
        <text:p text:style-name="Interview_20_Text"><text:span text:style-name="Bold">Doufám, že nám naše starosti o vaše zdraví prominete. Povězte nám o paní</text:span> <text:span text:style-name="Bold">Kolářové. Měli jsme ji zde sotva před dvěma dny a zmizela na cestě do Der</text:span> <text:span text:style-name="Bold">Weiderhohlle Flüsemschliessem. Byli jste si blízcí?</text:span></text:p>
        <text:p text:style-name="Interview_20_Text">Ano, řekla bych, že ano. Pracujeme spolu ve stejné škole a to lidi poněkud stmelí, že?</text:p>
        <text:p text:style-name="Interview_20_Text"><text:span text:style-name="Bold">Jak se cítíte nyní, když je unesena?</text:span></text:p>
        <text:p text:style-name="Interview_20_Text">Zachmuřile. A zrazeně, mám-li se vyjádřit upřímně.</text:p>
        <text:p text:style-name="Interview_20_Text"><text:span text:style-name="Bold">Upřímnost nade vše, samozřejmě. Proč zrazeně?</text:span></text:p>
        <text:p text:style-name="Interview_20_Text">To protože, jak se za chvíli dozvíte, za únosy stojí osoba mě známá. Taková, kterou jsem dokonce považovala za blízkou.</text:p>
        <text:p text:style-name="Interview_20_Text"><text:span text:style-name="Bold">Hlavně se zde nepředbíhat, prosím. K otázce únosů se dostaneme včas. Nyní mi</text:span> <text:span text:style-name="Bold">prosím řekněte něco o vašem životě od doby, co jste tu byla naposledy. To</text:span> <text:span text:style-name="Bold">nebylo tak dávno.</text:span></text:p>
        <text:p text:style-name="Interview_20_Text">Nebylo. A můj život byl velmi hektický. Jak víte, rozhodla jsem se vypátrat pachatele únosů, což mi zabralo nepříjemné množství času a nemohla jsem se soustředit na sbírání bodů.</text:p>
        <text:p text:style-name="Interview_20_Text"><text:span text:style-name="Bold">Myslíte si, že vám to dlouhodobě ublížilo?</text:span></text:p>
        <text:p text:style-name="Interview_20_Text">To doufám, že ne. Předpokládala jsem, že až odhalím pachatele, přilákám tím mnoho nerozhodnutých sponzorů.</text:p>
        <text:p text:style-name="Interview_20_Text"><text:span text:style-name="Bold">Naše soukromá Někdeníkovská politická recenzentka, paní Olšana Kupé, vyjádřila</text:span> <text:span text:style-name="Bold">obavy o vaše politické místo, když jste se naposledy zmínila, že chcete po</text:span> <text:span text:style-name="Bold">pachatelích pátrat.</text:span></text:p>
        <text:p text:style-name="Interview_20_Text">A měla pravdu. Nějaká chytrá žena, vypadá to. Ale vše se ještě srovná.</text:p>
        <text:p text:style-name="Interview_20_Text"><text:span text:style-name="Bold">Ještě něco zajímavého, co jste dělala od našeho posledního rozhovoru?</text:span></text:p>
        <text:p text:style-name="Interview_20_Text">Ani ne. Jde to, jde to. Přijelo nám mnoho nových učitelů a nějak jsem si na ně ještě nezvykla. Ale doufám, že po dnešním rozhovoru už to nebude nutné.</text:p>
        <text:p text:style-name="My_20_Heading_20_3"><text:bookmark-start text:name="OrgXref.orgb410082"/><text:bookmark text:name="orgb410082"/>Kampaň<text:bookmark-end text:name="OrgXref.orgb410082"/></text:p>
        <text:p text:style-name="Interview_20_Text"><text:span text:style-name="Bold">Co se vaší kampaně týče, máte pocit, že nějak významně zaostáváte za svými</text:span> <text:span text:style-name="Bold">soupeří?</text:span></text:p>
        <text:p text:style-name="Interview_20_Text">No, pořád jsem na prvním místě… Ale jestli se rychle nevzpamatuji, někdo mě předežene, a to rychle.</text:p>
        <text:p text:style-name="Interview_20_Text"><text:span text:style-name="Bold">Co s tím hodláte dělat? Kromě již zmíněného odhalení?</text:span></text:p>
        <text:p text:style-name="Interview_20_Text">Mám jisté taktiky.</text:p>
        <text:p text:style-name="Interview_20_Text"><text:span text:style-name="Bold">Měla by jedna z nich něco společného s vaší sbírkou renesančních maleb?</text:span></text:p>
        <text:p text:style-name="Interview_20_Text"><text:span text:style-name="Bold">Promiňte, někdo se nám támhle hýbe v publiku. Malý moment.</text:span></text:p>
        <text:p text:style-name="Interview_20_Text"><text:span text:style-name="Bold">Je něco špatně!?</text:span></text:p>
        <text:p text:style-name="Interview_20_Text"><text:span text:style-name="Emphasis">…Všechno.</text:span></text:p>
        <text:p text:style-name="Interview_20_Text"><text:span text:style-name="Bold">No nic. Dotyčný odešel, doufejme, že se nevrátí. Co ty malby?</text:span></text:p>
        <text:p text:style-name="Interview_20_Text">Jestli si dobře vzpomínám, ptal jste se mě na ně už minule.</text:p>
        <text:p text:style-name="Interview_20_Text"><text:span text:style-name="Bold">Je to tak. Ale jestli dovolíte, máme zde nové informace. Pan Rychnovský, náš</text:span> <text:span text:style-name="Bold">předhozí host, naznačil, že je máte pro nějaký skrytý účel. Útok, možná? Či</text:span> <text:span text:style-name="Bold">obranu?</text:span></text:p>
        <text:p text:style-name="Interview_20_Text">Já opravdu netuším, kde pan Rychnovský bere své nápady. Moje sbírka má čistě uměleckou hodnotu.</text:p>
        <text:p text:style-name="Interview_20_Text"><text:span text:style-name="Bold">Dobrá, ale jestli objevíme, že k něčemu byla, tak to schytáte.</text:span></text:p>
        <text:p text:style-name="Interview_20_Text">No… To ponechám raději bez komentáře.</text:p>
        <text:p text:style-name="Interview_20_Text"><text:span text:style-name="Bold">Jaké jiné taktiky byste tedy chtěla zapojit?</text:span></text:p>
        <text:p text:style-name="Interview_20_Text">Co nejúspěšnější, to dá rozum.</text:p>
        <text:p text:style-name="Interview_20_Text"><text:span text:style-name="Bold">To dá.</text:span></text:p>
        <text:p text:style-name="Interview_20_Text"><text:span text:style-name="Bold">A co vaši kolegové? Využívají vaší, s prominutím, slabosti?</text:span></text:p>
        <text:p text:style-name="Interview_20_Text">Jak kteří. Paní Lajdová, například, ta rozhodně. Ale ta využívá úplně všeho. Řeknu ale tolik: ti, co jsou unesení, to nedělají. Do jednoho.</text:p>
        <text:p text:style-name="My_20_Heading_20_3"><text:bookmark-start text:name="OrgXref.org1686f91"/><text:bookmark text:name="org1686f91"/>Random otázka dne<text:bookmark-end text:name="OrgXref.org1686f91"/></text:p>
        <text:p text:style-name="Interview_20_Text"><text:span text:style-name="Bold">Před érou krájeného chleba, co bylo tou nejlepší věcí pod sluncem?</text:span></text:p>
        <text:p text:style-name="Interview_20_Text">Nekrájený chleba.</text:p>
        <text:p text:style-name="My_20_Heading_20_3"><text:bookmark-start text:name="OrgXref.org9bdb66d"/><text:bookmark text:name="org9bdb66d"/>Korespondence<text:bookmark-end text:name="OrgXref.org9bdb66d"/></text:p>
        <text:p text:style-name="Interview_20_Text"><text:span text:style-name="Bold">Vzhledem k vašemu rychlému prohlášení, že znáte identitu pachatele, neměli</text:span> <text:span text:style-name="Bold">diváci čas nám do Monte Karlos napsat. Vynecháme tedy korespondenci a místo</text:span> <text:span text:style-name="Bold">toho zařadíme dočasnou sekci Odhalení. Rychlou střelbu si necháme na později.</text:span> <text:span text:style-name="Bold">Nebudeme přece diváky déle napínat.</text:span></text:p>
        <text:p text:style-name="Interview_20_Text"><text:soft-page-break/><text:span text:style-name="Bold">Leda, že byste je ráda ještě napjala.</text:span></text:p>
        <text:p text:style-name="Interview_20_Text">Víte, já sice velmi ráda napínám, ale tentokrát si to nechám stranou. Musíme jednat, dokud je ještě čas.</text:p>
        <text:p text:style-name="Interview_20_Text"><text:span text:style-name="Bold">Dobrá. V jakém pořadí byste nám to tedy chtěla sdělit? Nejprve jméno a detaily</text:span> <text:span text:style-name="Bold">poté, nebo naopak?</text:span></text:p>
        <text:p text:style-name="Interview_20_Text">Takto. Detaily, řekla bych, jsou méně důležité, proto začnu jménem.</text:p>
        <text:p text:style-name="Interview_20_Text"><text:span text:style-name="Bold">To je ale smůla, my začneme detaily. Ta nám prosím řekněte, kdy jste poprvé</text:span> <text:span text:style-name="Bold">dostala podezření.</text:span></text:p>
        <text:p text:style-name="Interview_20_Text">Jak chcete… To bylo velmi nedávno. Jen před pár dny. Víte, paní Kolářová v něm hrála klíčovou roli. Uvědomila jsem si–</text:p>
        <text:p text:style-name="Interview_20_Text"><text:span text:style-name="Emphasis">výbuch</text:span></text:p>
        <text:p text:style-name="Interview_20_Text"><text:span text:style-name="Emphasis">■</text:span></text:p>
      </text:section>
      <text:h text:style-name="My_20_Heading_20_1" text:outline-level="1"><text:bookmark-start text:name="OrgXref.orgef45aef"/><text:bookmark text:name="orgef45aef"/>Lifestyle<text:bookmark-end text:name="OrgXref.orgef45aef"/></text:h>
      <text:p text:style-name="Text_20_Normal">Módní sekce Monte Karlos Někdeníku vám přináší čtyři nejlepší módní styly pro případ, že budete uneseni.</text:p>
      <text:p text:style-name="P6"/>
      <text:p text:style-name="Text_20_Normal">Prvním a očividným krokem pro zachování vlastního života bude samozřejmě pokus ztratit se z dohledu. Náš styl <text:span text:style-name="Emphasis">Nenápadný</text:span> dosahuje neuvěřitelných 78% úspěšnosti. Vyroben inženýrem Brabčákem na konci devátého století před Kristem, jedná se o osvědčenou metodu úkrytu.</text:p>
      <text:p text:style-name="P6"/>
      <text:p text:style-name="Text_20_Normal">Nevyjde-li vám snaha vmísit se, máte vždy možnost naprosto zmizet. Design <text:span text:style-name="Emphasis">Není tu</text:span> poskytuje naprostou neviditelnost infračerveným kamerám, konvenčním televizním snímačům, radioaktivním průzkumům terénu, satelitním snímkům a kouzelnickým metamédiím. Nositel může být vyčenichán psem či varanem, ale jeho skutečná slabina spočívá ve faktu, že ač neviditelný všem výše zmíněným, lze ho detekovat pouhým okem.</text:p>
      <text:p text:style-name="P6"/>
      <text:p text:style-name="Text_20_Normal">Dále je zde obraný styl, vytvořený zesnulým doktorem Alberštajnem, švédským prodavačem levých zadních nohou divokých prasat v Zürichu. <text:span text:style-name="Emphasis">Střecha</text:span> byla vynalezena před pouhými dvěma týdny. V případě útoku ozbrojených sil na vaší pozici může dojít k pádu sutin či šrapnelů a <text:span text:style-name="Emphasis">Střecha</text:span> vás před oběma hravě ochrání. Doktor Alberštajn bohužel zahynul udušením pod dvaačtyřiceti tunami štěrku, který na sebe nechal vysypat při předvádění produktu. Fakt, že nezemřel rozmáčknutím na placku, způsobil rychlé adaptování jeho nápadu.</text:p>
      <text:p text:style-name="P6"/>
      <text:p text:style-name="Text_20_Normal">A nakonec vám přinášíme to nejlepší. Naši bezpečnostní odborníci se shodují, že nejlepší obrana proti únosu je nebýt unesen. Navrhli proto velmi obskurní designe - Inkognito. Faktem je, že v dnešní společnosti kdo nemá Karlos-čepici, jako by neexistoval. Budete-li chodit bez ní, nikdy vás nemohou lokalizovat jako cíl.</text:p>
      <text:h text:style-name="P10" text:outline-level="1"><text:bookmark text:name="org938e853"/><text:bookmark-start text:name="OrgXref.org938e853"/>Vyšetřování</text:h>
      <text:p text:style-name="My_20_Heading_20_2"><text:span text:style-name="Underline">Část šestá: Bedna dynamitu</text:span><text:bookmark-end text:name="OrgXref.org938e853"/></text:p>
      <text:p text:style-name="Vyšetřování"><text:bookmark-start text:name="OrgXref.org0a779ff"/><text:bookmark text:name="org0a779ff"/><text:span text:style-name="Bold">1.6. - 19:00:</text:span> <text:bookmark-end text:name="OrgXref.org0a779ff"/>Přeplněná hala. Hlava na hlavě. Rameno na zatracenym rameni. Já myslel, že je karanténa…</text:p>
      <text:p text:style-name="Vyšetřování">Ale karanténa evidentně nezastaví stupiditu světa a, zdá se, Karlose Žebatého. Monte Karlos jede jako vždy, se spoustou živých diváků a těch, co sedí doma u obrazovek (ti, předpokládám, sou mrtví). Všechno je, jak má.</text:p>
      <text:p text:style-name="Vyšetřování">Až na to, že Malá tu nemá bejt, někde v domě už se chystá komando k přepadnutí, třináct učitelů zmizelo za poslední tři měsíce a bohové si vybrali mě(!) ze všech lidí na světě, abych se přehraboval v týhle špíně lidstva a hledal je.</text:p>
      <text:p text:style-name="Vyšetřování">Jinak je všechno, jak má.</text:p>
      <text:p text:style-name="Vyšetřování">Karlos se na něco ptá. Malá odpovídá. Lidi se smějou a tleskaj. To snad neni možný.</text:p>
      <text:p text:style-name="Vyšetřování">Rychle zkouknu svuj telefon. Řikám svuj, myslin kradený jabko, co sem si pořídil cestou sem. Posílám velmi důležitou esemesku s velmi důležitými souřadnicemi velmi důležitým lidem. Tak, a je to.</text:p>
      <text:p text:style-name="Vyšetřování">Co čas? Už budu muset jít.</text:p>
      <text:p text:style-name="Vyšetřování">Vstal sem. Karlos zarazil rozhovor, aby mě okřikl.</text:p>
      <text:p text:style-name="Vyšetřování">“Je něco špatně?” ptá se.</text:p>
      <text:p text:style-name="Vyšetřování">To jako vážně? Podivám se mu do očí, přímo a skálopevně. “Všechno.”</text:p>
      <text:p text:style-name="P7"/>
      <text:p text:style-name="Vyšetřování">Protlačil sem se davem a vyšel na chodbu. Nikde nikdo. Tak mi to vyhovuje. Tajuplná chodba v tmavý budově s maniakální teroristkou, ta je <text:span text:style-name="Emphasis">nejlepší</text:span> prázdná.</text:p>
      <text:p text:style-name="Vyšetřování">Nakouknul sem do několika místností, než sem našel tu správnou. Sklad kamer, konečně. Zase du pozdě. Ale snad se Kupé nezblázní.</text:p>
      <text:p text:style-name="Vyšetřování">Prodřu se mezi stojanama a kamerama a mikrofónama a podobně, až se dostanu na druhej konec místnosti. A tam ji vidim.</text:p>
      <text:p text:style-name="Vyšetřování">Kupé. Kupé v nevkusnejch zelenech šatech dělanejch pro někoho přesně jejího věku, ale špatně. Kupé, s informací, o který doufá, že mi pomůže vyřešit už vyřešenej případ. Kupé, svázaná za nohy a ruce, s roubíkem v puse v kleci na vozíku. Je tam.</text:p>
      <text:p text:style-name="Vyšetřování">Vedle ní stojí Oslová. Na opasku jí visí klíče od klece, na ramenou obřadní plášť její sekty a na slovech dvanáct po zuby namakanejch hlídačů v Ústavu pro duševně neschopný (ÚDN).</text:p>
      <text:p text:style-name="Vyšetřování">“Sire.” Já se na to vy***u.</text:p>
      <text:p text:style-name="Vyšetřování">“Oslová.”</text:p>
      <text:p text:style-name="Vyšetřování">Poklepává prstem na klec. “Schůzičku jste tu měl, co?” Porkčim ramenama. “Paní recenzentka se mi tady dělá potíže. Žije v centru celého toho kolosu, kterému říkají závod. Té krvelačné mašinérie. A je za něj zodpovědná, stejně jako učitelé sami.</text:p>
      <text:p text:style-name="Vyšetřování">A něco ví o bodech. Nechce mi to říct, minimálně. Chvíli jsme se bavili o nějakých lesních plodech a že skončím jako krtkem vykopaný do větru vyslaný kořen borůvkovníku, ale to jsem nějak nepochopila. Možná mi pomůžete vy. Co víte o jakých bodech?“</text:p>
      <text:p text:style-name="Vyšetřování">Skvěle. Přesně, co sem potřeboval.</text:p>
      <text:p text:style-name="Vyšetřování">“Proč bych vám měl něco řikat?”</text:p>
      <text:p text:style-name="Vyšetřování">“Protože vás jinak přidám k těm učitelům. Moje trpělivost s vámi došla.”</text:p>
      <text:p text:style-name="Vyšetřování">“Ale to těžko. Učitele sme našli. Teď někdy se skupina dobře vycvičenejch chlapů probourává do sklepa vaší <text:span text:style-name="Emphasis">kolegyně</text:span>. Budeme mít pachatele, a ta jim řekne o vás a vaší sektě. Na to se spolehněte. Takže jak vidíte, nemáte mě kam dát.”</text:p>
      <text:p text:style-name="Vyšetřování">Oslová kroutí hlavou. “Bohužel, sire, ale mýlíte se. Velmi, velmi se mýlíte.” Velmi, velmi mi leze na nervy.</text:p>
      <text:p text:style-name="Vyšetřování"><text:soft-page-break/>“Vás tu chytim já a s váma i toho špeha. Určitě už se sem nějak dostala. Takže co se mýlení týče, ani bych neřekl.”</text:p>
      <text:p text:style-name="Vyšetřování">“<text:span text:style-name="Emphasis">Já</text:span> bych řekla,” ozve se zezadu. Pomalu, opatrně, s předtuchou nebezpečí a ztrapnění, se otočim. Rotreklová stojí za mnou, sama mezi všema těma cetkama na natáčení.</text:p>
      <text:p text:style-name="Vyšetřování">“Zatraceně.”</text:p>
      <text:p text:style-name="Vyšetřování">“Jak vidíte, nikdo nikoho nedobývá. Učitelé se vrátí ke mně do SNP a vy s nimi. Leda byste mi řekl o těch bodech.”</text:p>
      <text:p text:style-name="Vyšetřování">Samozřejmě jí nebudu věřit. Kupé kroutí zběsile hlavou. Protentokrát s ní souhlasim. “Nic neřeknu. Ale tohle,” ukazuju na Rotreklovou, “to bych rád probral. Vlastně to dává smysl, co?” Když se nad tim zamejšlim, tak dává.</text:p>
      <text:p text:style-name="Vyšetřování">“Do Der Wejdrhóhle Flí sem šlý sem ste přijela jako poslední.” No, tak sem se to nenaučil vyslovovat, no. Zblázněte se. “Kvůli nedorozumění na letišti. Ale to byla jenom přetvářka, že jo?” Rotreklová kývne. “Ve skutečnosti vám tady madame Oslová nabídla spolupráci, je to tak?” Znova kývne. Výmluvná ženská, to vám povim.</text:p>
      <text:p text:style-name="Vyšetřování">A na bunkru ste pracovala vy… Odtamtud ty tunely.“</text:p>
      <text:p text:style-name="Vyšetřování">“Ano,” přerušila nás netrpělivě Oslová, “všechno vám došlo, jste překvapen, zrazen, podveden, v nebezpečí a tak dále. Já nemám celý den, sire Paci.”</text:p>
      <text:p text:style-name="Vyšetřování">“Já jo.” Ha! Tady to máš, sežer si to. “Proto ste trvala na tom, že to byla Lajdová. Abych vás neodhalil. A možná, kdybyste mě přesvědčila, byste se zbavila dalšího konkurenta.”</text:p>
      <text:p text:style-name="Vyšetřování">“To nevyšlo,” přikyvuje Rotreklová. “Musela jsem se uchýlit k radikálnějším krokům.”</text:p>
      <text:p text:style-name="Vyšetřování">Oslová vzdychá. “Tak nic, no. Seberte ho.” Šest z jejích hlídačů se ke mně rozešlo. Početně, správná volba.</text:p>
      <text:p text:style-name="Vyšetřování">“Moment, moment, moment! Než mě odvedete…” Otočim se na Rotreklovou. “Víte, že vás plánuje unést? Sama mi to řekla.” A zase to pokrčení. “Vážně,” přikládám na oheň.</text:p>
      <text:p text:style-name="Vyšetřování">“<text:span text:style-name="Emphasis">Madame</text:span> Oslová mi řekla,” pokračuju a nadívám slovo <text:span text:style-name="Emphasis">madame</text:span> dávkou sarkazmu, která by položila koně, “že i na vás příde čas. Copak si myslíte, že všechny ostatní unese a vás nechá bejt?”</text:p>
      <text:p text:style-name="Vyšetřování">“Nějak to přežiji.”</text:p>
      <text:p text:style-name="Vyšetřování">“To bych neřekl. Pět tisíc fanatiků už jí přišlo na pomoc. Čas pomsty nastává. Sekta nesplněné pomsty se chystá k poslední ráně. Máte na sobě terč.”</text:p>
      <text:p text:style-name="Vyšetřování">Rotreklová se začne smát. Směje se a směje, až mě z toho hrabe. “Čas pomsty… Čas… Čas pomsty je můj projekt. Ty <text:span text:style-name="Emphasis">fanatiky</text:span> jsem si jenom vypůjčila. Obávám se, že to vám nevyšlo, břídile.” No tohle… Už mi řikali vrahu (nevim proč, nikdy sem nikomu nic neudělal), zbabělče, blázne, sire a hanebná špíno lidstva, ale <text:span text:style-name="Emphasis">břídile</text:span>, tak se mi ještě nikdy nikdo neodvážil říct. No počkej…</text:p>
      <text:p text:style-name="Vyšetřování">“A vy?” otočim se na velitelku sekty. “Vy, oslová madame, věříte, že se Rotreklová nechá sebrat? Dal sem jí třicet profesionálních žoldáků. Jakmile vyjdeme z místnosti, chytěj nás a bude konec.”</text:p>
      <text:p text:style-name="Vyšetřování">Oslová se klidně rozhlédne kolem. “Já nikoho nevidím. Navíc, s paní Rotreklovou naše spolupráce končí. Čas pomsty bude náše poslední akce a pak… Jsme zase nepřátelé, jako dříve. S tím se počítalo, sire. S tím se počítalo.”</text:p>
      <text:p text:style-name="Vyšetřování">Chytěj mě za límec a ruce a nohy a opasek. Sibiřskej skřipec. Proti tomu je jediná obrana, pokud si dobře pamatuju - bůvolí smyčka. A já si <text:span text:style-name="Emphasis">zatraceně</text:span> dobře pamatuju.</text:p>
      <text:p text:style-name="Vyšetřování">Ale musim je poštvat proti sobě. Musim…</text:p>
      <text:p text:style-name="Vyšetřování">“Ale vy to nevydržíte,” řikám, zatimco mě táhnou směrem do klece. “Až dostanou Rotreklovou, řekne jim o vás všechno, aby jí snížili trest. To už sem ale jednou řikal, ne?” Musim přiznat, že takhle mezi šesti lidma s rukama za zádama a loktem kolem krku se mi špatně píše.</text:p>
      <text:p text:style-name="Vyšetřování">“To je sice pěkné,” řiká Oslová, “ale nikdo na ní nepřijde. Učitele odvezeme zítra ráno a o vše ostatní už jsem se postarala. Nemáte důkaz, že to byla ona, <text:soft-page-break/>kdo unášel učitele.”</text:p>
      <text:p text:style-name="Vyšetřování">“Váááážněěěěěě?” Vytáhnu z kapsy GPSku. Ukážu jí Oslový. Červená tečka na ní bliká na mapě u Brickhenge. Červená tečka tam, kam dneska dnesli Kolářovou - sídlo Rotreklový.</text:p>
      <text:p text:style-name="Vyšetřování">Chvíli jim trvalo se tam dostat. Lety sou zrušený a podobně, ale před půl hodinou přistáli. Moje sledovací zařízení funguje. “Malá přidala sledování do injekcí tý druhý poloviny učitelů,” řikám Rotreklový. “To vás nenapadlo, co, že nechám někoho jinýho sledovat ty, který nesledujete vy.</text:p>
      <text:p text:style-name="Vyšetřování">“V zadní kapse mam telefon. Můžete se podivat, před patnácti minutama sem poslal souřadnice její polohy místní policii. Jak řikám, <text:span text:style-name="Emphasis">skupina dobře vycvičenejch chlapů</text:span> a tak dále.”</text:p>
      <text:p text:style-name="Vyšetřování">Oslová zrudne v obličeji. Podivá se na Rotreklovou. Ta se dívá zpátky. Jedna si nemůže dovolit, aby ta druhá odešla. Mam je tam, kde sem je chtěl. Mnul bych si ruce radostí, kdyby je nedrželi čtyři svalnatý habáni.</text:p>
      <text:p text:style-name="Vyšetřování">A pak se to stalo. Oslová kejvla. Zbylejch šest chlapů se vydalo směrem k Rotreklový. Ta zahvízdala a zpoza všeho toho nářadí se vynořilo třicet nájemnejch vrahů. Těch, co sem jí za její peníze koupil. Dvanáct svalovců na jedný straně, třicet hrdlořezů na druhý. A já na třetí. Fér rvačka.</text:p>
      <text:p text:style-name="Vyšetřování">Byla by, kdyby mě nechtěli zavřít do klece. Ale na to se nedostalo. Ve chvíli, kdy se na sebe obě skupiny vražedně a tiše dívaly a čekaly, co se bude dít, se podivám nahoru, na jednu z kamer, a usměju se.</text:p>
      <text:p text:style-name="Vyšetřování">“Máte to?”</text:p>
      <text:p text:style-name="P7"/>
      <text:p text:style-name="OrgFixedWidthBlock">Vážená paní šéfredaktorko Ašelová,</text:p>
      <text:p text:style-name="OrgFixedWidthBlock"/>
      <text:p text:style-name="OrgFixedWidthBlock">S potěšenim vám oznamuju, že sem vyřešil váš případ. Pro potřebný důkazy potřebuju</text:p>
      <text:p text:style-name="OrgFixedWidthBlock">dvě věci - zapnutou kameru ve skladě kamer v Monte Karlos v době natáčení rozhovoru</text:p>
      <text:p text:style-name="OrgFixedWidthBlock">a povolení přizvat malou skupinu ke sledování přímýho přenosu z toho místa.</text:p>
      <text:p text:style-name="OrgFixedWidthBlock"/>
      <text:p text:style-name="OrgFixedWidthBlockLastLine">Daniel Jonathan Pace, soukromé óčko</text:p>
      <text:p text:style-name="OrgFixedWidthBlock">Vážené KKL,</text:p>
      <text:p text:style-name="OrgFixedWidthBlock"/>
      <text:p text:style-name="OrgFixedWidthBlock">Jistá paní Rotreklová shromažďuje armádu pod své velení. Je členem závodu o nejvyššího</text:p>
      <text:p text:style-name="OrgFixedWidthBlock">vůdce všeho učitelství, tak jsem si říkal, že byste to chtěli vědět.</text:p>
      <text:p text:style-name="OrgFixedWidthBlock"/>
      <text:p text:style-name="OrgFixedWidthBlock">Vím, že pro ověření těchto nařčení potřebujete záznam nebo očité svědectví jednoho z vašich agentů o používání armády v praxi. Zvu vás proto do Monte Karlos, dnes večer v 19:05. Ptejte se po paní Ašelové, ta vám poskytne přímý přenost do místosti, kam Rotreklová přivolá</text:p>
      <text:p text:style-name="OrgFixedWidthBlock">své třicetičlenné vojsko.</text:p>
      <text:p text:style-name="OrgFixedWidthBlock"/>
      <text:p text:style-name="OrgFixedWidthBlockLastLine">Doufám, že se ukážete.</text:p>
      <text:p text:style-name="Vyšetřování">Ukázali.</text:p>
      <text:p text:style-name="P7"/>
      <text:p text:style-name="Vyšetřování">Do místnosti vtrhlo komando. Tak, a teď rychle. Bůvolí smyčka a sem venku. Dám se do nich. Jeden po druhym padaj jako kdybych je něčim praštil po hlavě. Což sem udělal.</text:p>
      <text:p text:style-name="Vyšetřování">KKL sem poslala několik profesionálů. Chvíli jim trvalo prodrat se tim hustym porostem stojanů, ale nakonec se sem dostali a rychle s tim skoncovali. Konec konců, sou to profíci, ne? Oslová vyskočila na vozík s klecí (a Kupé), odrazila se a ujela zadním východem. Daleko se nemůže dostat.</text:p>
      <text:p text:style-name="Vyšetřování">KKL zlikvidovalo všechny odpůrce, a zbytek se vzdal. Rotreklovou nasadili do želez.</text:p>
      <text:p text:style-name="Vyšetřování"><text:soft-page-break/>“Příště,” stoupnu si před ní a usmívám se, “se mi nehrabte na stole, když má ten <text:span text:style-name="Emphasis">pachatel</text:span> bejt schovanej u sebe doma. A neunášejte tak očividně toho jedinýho člověka, kterej může dokázat, že s těma špehama lžete. To bylo trochu očividný.”</text:p>
      <text:p text:style-name="Vyšetřování">Je to tak. Malá by nikdy nekompromitovala celou operaci, kdyby to byla Kubešová. Ale Rotreklová, ta byla hned vedle mě. Pracovali sme spolu. Možná bych Malý nevěřil, kdyby mi řekla, že Kolářová záhadně zmizela těsně potom, co sme se dozvěděli, že Kubešová neměla bejt špeh.</text:p>
      <text:p text:style-name="Vyšetřování">Kolářová by to věděla, protože ty špehy vybírala. Rotreklová jí musela nechat unýst, aby mi to nemohla říct. Malý to došlo a po tom incidentu se stolem to došlo i mně.</text:p>
      <text:p text:style-name="Vyšetřování">“Kde držíte Oslovou?” ptám se jednoho vojáka KKL.</text:p>
      <text:p text:style-name="Vyšetřování">“S tou nikdo nic nedělal. My tu sme jenom pro tuhle,” ukázal na Rotreklovou.</text:p>
      <text:p text:style-name="Vyšetřování">“CO?!!!!”</text:p>
      <text:p text:style-name="Vyšetřování">Rozeběhnu se chodbou. Jestli Oslová uteče, i s Kupé, zabarikáduje se svejma věrnejma následovníkama a už jí nikdy neuvidíme. To nemůžu dopustit.</text:p>
      <text:p text:style-name="Vyšetřování">Běžim prázdnejma chodbama po zvuku jedoucího vozíku. Dost to skřípe.</text:p>
      <text:p text:style-name="Vyšetřování">Někdo křičí z nějaký kanceláře: “Co je zase tohle? Ty tam! Můžeš toho nechat?! Nevím, s čím tam na chodbě pracuješ, ale nech toho! Strašně to píská! Počkej… Jestli s tim přijdedeš sem, já ti ukážu.”</text:p>
      <text:p text:style-name="Vyšetřování">Ignoruju ho. Běžim a běžim. Rychlejc a rychlejc. Už je vidim před sebou. Mohl bych po Oslový hodit třeba botu…</text:p>
      <text:p text:style-name="Vyšetřování">A pak to vybuchne. Celá budova se zatřese. Stop se propadne přímo přede mnou a já narazim do sutí. Chodba se zasype cihlama z vrchního patra. I na mě něco spadlo. Naštěstí sem ještě při vědomí. Oslová byla támhle. Viděl sem jí, jak s Kupé jedou k východu. Ale byly daleko. Byly moc daleko. Teď tam neni nic než cihly, prach a…</text:p>
      <text:p text:style-name="Vyšetřování"><text:bookmark-start text:name="OrgXref.org2f13a10"/><text:bookmark text:name="org2f13a10"/><text:span text:style-name="Bold">1.6. - 23:30:</text:span> <text:bookmark-end text:name="OrgXref.org2f13a10"/>Probudil sem se na nosítkách. Nakonec na mě spadlo něco fakt velkýho.</text:p>
      <text:p text:style-name="Vyšetřování">Řikaj mi, že všechny zmizelý učitele našli - dokonce i Langera. No sakra hurá. Skáču radostí. Jak pominutej. Zatracená práce v zatracenym světě.</text:p>
      <text:p text:style-name="Vyšetřování">Diváci to přežili. Nakonec spadlo jenom naše křídlo studia. Malá je v pořádku, i když vypadl proud než se dostala ke konci rozhovoru. Moje upřímná zatracená soustrast.</text:p>
      <text:p text:style-name="Vyšetřování">Rotreklová je taky v pořádku. Už jí odvezla policie. Má problémy s KKL za armádu - použil sem její peníze a méno a email a tak - a detektivama za únosy učitelů.</text:p>
      <text:p text:style-name="Vyšetřování">Oslovou vykopaly před půl hodinou. Kupé taky. Nepřežily.</text:p>
      <text:p text:style-name="Vyšetřování">Když mi to řekli, málem sem jim nevěřil. Ale pro člověka v mym povolání… na to se dá zvyknout. Pitomá práce.</text:p>
      <text:p text:style-name="Vyšetřování">Ale ta práce nevypadá tak špatně, když jí porovnám s tim, jak skončila Kupé. Aspoň nějakou mam. Ona už nemá nic. Chce se mi něco říct. Nenacházim slova, ale strašně se mi chce něco říct. Chce se mi říct <text:span text:style-name="Emphasis">zatraceně</text:span>, ale nějak by to neneslo patřičnou váhu.</text:p>
      <text:p text:style-name="Vyšetřování">Asi bych měl míň nadávat■</text:p>
      <text:h text:style-name="My_20_Heading_20_1" text:outline-level="1"><text:bookmark-start text:name="OrgXref.org9585401"/><text:bookmark text:name="org9585401"/>Žalm Lubomíra Lečka<text:bookmark-end text:name="OrgXref.org9585401"/></text:h>
      <text:p text:style-name="Text_20_Normal">■</text:p>
      <text:p text:style-name="Text"><text:bookmark-start text:name="OrgXref.org7f31c39"/><text:bookmark text:name="org7f31c39"/>Hodnocení odborníka<text:bookmark-end text:name="OrgXref.org7f31c39"/></text:p>
      <text:section text:style-name="Sect2" text:name="Hodnocení">
        <text:p text:style-name="Text">Když strávíte rok blízkou spoluprací s jedním člověkem, tak nějak vám přiroste k srdci. Od začátku závodu o nejvyššího vůdce všeho učitelstva jsem přepisoval nahrávky paní Olšany Kupé. Milé, milující, trochu ujeté ale vcelku rozkošné Olšany Kupé, která mi byla jak nadřízeným, tak chlebodárcem.</text:p>
        <text:p text:style-name="Text">Její mysl byla zvláštní. Její pohled na svět zrovna tak. Po čase jsem si říkal, že její povaha je potřeba v dnešním krutém světě. Následující měsíce ukážou, zda jsem měl pravdu, jak Monte Karlos přerušil vydávání časopisů a natáčení rozhovorů, aby přestavil své sídlo.</text:p>
        <text:p text:style-name="Text">Učitelé jsou zavřeni ve svých komnatách v Der Weiderhohlle Flüsemschliessem a všechny kampaně jsou pozastaveny, dokud se právně nevyřeší jejich zmizení a nalezení. Sir Daniel Jonathan Pace, detektiv, který prý vyřešil celý případ a který znal paní Kupé, bude svědčit proti jednomu z učitelů. Uvidíme, jak si takový svět poradí bez Olšany a jejího pohledu na něj.</text:p>
        <text:p text:style-name="Text">Nevím, co teď budu dělat. Přišel jsem o práci a přišel jsem o přítelkyni. Nevím, jestli odejdu z Monte Karlos, nebo zůstanu a budu pracovat, kde by pracovala ona, byla-li by naživu.</text:p>
        <text:p text:style-name="Text">Život se někdy hold nepovede a končí dřív, než by měl. Tak se mějte, hodně zdaru a jak by říkala naše oblíbená recenzentka: Lovu zdar.</text:p>
        <text:p text:style-name="Text">Bylo nám ctí.</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People" style:family="paragraph" style:parent-style-name="Text_20_body">
      <style:paragraph-properties fo:margin-top="0cm" fo:margin-bottom="0.199cm" loext:contextual-spacing="false" fo:text-align="center" style:justify-single-word="false"/>
      <style:text-properties fo:font-size="10pt"/>
    </style:style>
    <style:style style:name="Editorial_20_-_20_heading" style:display-name="Editorial - heading" style:family="paragraph" style:parent-style-name="Heading_20_1" style:default-outline-level="1" style:list-style-name="" style:master-page-name="">
      <loext:graphic-properties draw:fill="none" draw:fill-color="#729fcf"/>
      <style:paragraph-properties fo:margin-left="0cm" fo:margin-right="0cm" fo:margin-top="0cm" fo:margin-bottom="0.21cm" loext:contextual-spacing="false" fo:text-indent="0cm" style:auto-text-indent="false" style:page-number="auto" fo:background-color="transparent" fo:keep-with-next="always" style:writing-mode="page">
        <style:tab-stops>
          <style:tab-stop style:position="17cm" style:type="right"/>
        </style:tab-stops>
      </style:paragraph-properties>
      <style:text-properties style:use-window-font-color="true"/>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5pt"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Vyšetřování" style:family="paragraph" style:parent-style-name="Standard">
      <style:paragraph-properties fo:margin-left="0cm" fo:margin-right="0cm" fo:margin-top="0cm" fo:margin-bottom="0.101cm" loext:contextual-spacing="false" fo:text-indent="0.499cm" style:auto-text-indent="false" style:writing-mode="lr-tb"/>
      <style:text-properties style:font-name="Courier New" fo:font-family="'Courier New'" style:font-family-generic="modern" style:font-pitch="fixed" fo:font-size="10pt" style:font-size-asian="11pt" style:font-size-complex="11pt"/>
    </style:style>
    <style:style style:name="Vyšetřování_20_heading" style:display-name="Vyšetřování heading" style:family="paragraph" style:parent-style-name="Vyšetřování">
      <style:text-properties style:font-name="Courier New" fo:font-family="'Courier New'" style:font-family-generic="modern" style:font-pitch="fixed" fo:font-size="10pt" fo:font-style="italic" fo:font-weight="bold" style:font-size-asian="10pt" style:font-style-asian="italic" style:font-weight-asian="bold" style:font-size-complex="10pt" style:font-weight-complex="bold"/>
    </style:style>
    <style:style style:name="Interview_20_Text" style:display-name="Interview Text" style:family="paragraph" style:parent-style-name="Text_20_body">
      <loext:graphic-properties draw:fill="none" draw:fill-color="#729fcf"/>
      <style:paragraph-properties fo:margin-left="0cm" fo:margin-right="0cm" fo:margin-top="0cm" fo:margin-bottom="0.101cm" loext:contextual-spacing="false" fo:text-align="justify" style:justify-single-word="false" fo:text-indent="0cm" style:auto-text-indent="false" fo:background-color="transparent"/>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text" style:display-name="Korespondent text"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Text"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fo:language="cs" fo:country="CZ"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Vyšetřování</text:chapter><text:s text:c="3"/><text:span text:style-name="MT1">| </text:span><text:page-number text:select-page="current">13</text:page-number></text:p>
      </style:footer>
      <style:footer-left>
        <text:p text:style-name="MP2"><text:page-number text:select-page="current">14</text:page-number><text:s text:c="3"/><text:span text:style-name="MT1">| </text:span><text:chapter text:display="name" text:outline-level="1">Vyšetřování</text:chapter></text:p>
      </style:footer-lef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meta:initial-creator>
    <meta:generator>LibreOffice/6.0.7.3$Linux_X86_64 LibreOffice_project/00m0$Build-3</meta:generator>
    <meta:keyword/>
    <dc:subject/>
    <dc:title>MONTE KARLOS NĚKDENÍK</dc:title>
    <dc:date>2020-05-30T22:44:26.896346963</dc:date>
    <meta:editing-duration>PT22M47S</meta:editing-duration>
    <meta:editing-cycles>8</meta:editing-cycles>
    <meta:document-statistic meta:table-count="0" meta:image-count="0" meta:object-count="0" meta:page-count="17" meta:paragraph-count="312" meta:word-count="5881" meta:character-count="35186" meta:non-whitespace-character-count="29612"/>
    <meta:user-defined meta:name="subtitle">Opět zde, o něco slabší</meta:user-defined>
  </office:meta>
</office:document-meta>
</file>